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6pt" style:font-size-asian="16pt" style:font-size-complex="16pt"/>
    </style:style>
    <style:style style:name="P3" style:family="paragraph" style:parent-style-name="Heading_20_1">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en God Walked</text:p>
      <text:p text:style-name="P1"><text:span text:style-name="T1">Read:</text:span> Genesis 3:1-8</text:p>
      <text:p text:style-name="P1"/>
      <text:p text:style-name="P1"><text:span text:style-name="T1">Text:</text:span> Deuteronomy 23:14 “For the LORD thy God walketh in the midst of thy camp, to deliver thee, and to give up thine enemies before thee; there-fore shall thy camp be holy …”</text:p>
      <text:p text:style-name="P1"/>
      <text:p text:style-name="P1"><text:span text:style-name="T1">Introduction:</text:span> There are two verses in the Old Testament that use the words: “God walked.” I read the first one in Genesis 3:8 and the second in Deuteronomy 23:14. I want to talk today about the </text:p>
      <text:p text:style-name="P1">significance of each time. Perhaps it will be useful if we want to see God walk among us again. </text:p>
      <text:p text:style-name="P1"/>
      <text:p text:style-name="P1"><text:span text:style-name="T1">I. God in the Garden:</text:span> Genesis 3:8 “And they heard the voice of the LORD God walking in the garden in the cool of the day…” At first glance this verse seems to have some mysterious meaning. It talks of a voice walking. Actually it is the wording of the KJV that lends to this confusion. It could read: “And they heard God’s voice as He was walking in the garden.” You see, there was a daily meeting between God and the first couple. It always took place in the morning (cool of the day). Now when Eve and Adam went out to eat, the night before; they ate at the Snake’s Inn. God was coming to have fellowship with His children and they hid from Him. Why would they not want to see Him? “We’re naked.” They said. “How do you know that?” God asks.</text:p>
      <text:p text:style-name="P1">“Did you eat at the Snake’s Inn last night?” “The wife, that you gave me, made me go.” Adam says. “The snake made me do it.” Eve chimes in. We just had the appetizer, anyway.” </text:p>
      <text:p text:style-name="P1">God’s daily walk in the garden was so that He could enjoy the man and woman that He created. He wants to walk with you and I for the same reason. </text:p>
      <text:p text:style-name="P1"/>
      <text:p text:style-name="P1"><text:span text:style-name="T1">II. God in War Time:</text:span> In Deuteronomy 23:14 God is telling the Children of Israel how to insure that He would be with them in wartime. He lists several rules specific to their conduct and details how to remain clean. After a war in which they had come into contact with dead bodies they were required to complete a cleansing that required them to be outside of the camp for several days and this is where they are given the specific guidelines. At the end of these rules they are told about God walking among them<text:tab/></text:p>
      <text:p text:style-name="P1">He tells them: “the LORD thy God walketh in the midst of thy camp, to deliver thee, and to give up thine enemies before thee…” God didn’t just walk among them to check them out and see if they were worthy of His presence. He walked among them because He wanted to bring deliverance and complete victory over their enemies. He gave guide-lines so that He could lead them into victory.</text:p>
      <text:p text:style-name="P1"><text:s text:c="2"/>It is the same today. God provides direction, commandments, and admonitions not to keep us from having fun but to ensure that our fun will result in pure joy. He prohibits sex outside of marriage so that we can enjoy a joyous intimate relationship with the wife or husband that He provides. He cautions against strong drink because He doesn’t want us addicted to alcohol. </text:p>
      <text:p text:style-name="P1"/>
      <text:h text:style-name="P3" text:outline-level="1">III. God in the Storm:<text:span text:style-name="T2"> In John 6:19 we read of a walk that Jesus took. “So when they had rowed about five and twenty or thirty furlongs, they see Jesus walking on the sea, and drawing nigh unto the ship: and they were afraid.” The disciples were in a ship in a huge storm. These were seafaring men; several had made their living as fishermen. And this storm was so severe that they were afraid. There is little doubt that they could have sunk and drowned. Could you imagine the fear that you would have in that situation? They are probably crying out to God or at least praying, under their breath when they see Jesus coming out of the storm, walking on the water. Now they are fearful for another reason; is this Jesus or are they hallucinating? Is this a ghost or is it an answer to their prayer?</text:span></text:h>
      <text:p text:style-name="P1"><text:s text:c="2"/>Has an answer to prayer ever scared you? Jesus tells them: “…It is I; be not afraid.” The next words are revealing of how Jesus can change a mans character: “Then they willingly received him into the ship: and immediately the ship was at the land whither they went.” It is hard for men to accept help even when they are failing miserably but they did and just the presence of Jesus brought them to their destination.</text:p>
      <text:p text:style-name="P1"/>
      <text:p text:style-name="P1"><text:span text:style-name="T1">Conclude:</text:span> We have talked about God walking in our world but let me conclude with a verse from Genesis. Genesis 5:24 "And Enoch walked with God: and he was not; for God took him." Here is a man, who saw God walking in his life, and choose to walk along with Him. </text:p>
      <text:p text:style-name="P1"><text:s text:c="2"/>That’s what you’re supposed to do when you see God walking in your life; catch up and walk along with Him.</text:p>
      <text:p text:style-name="P1"><text:tab/><text:tab/><text:tab/><text:tab/><text:tab/></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hen God Walked</dc:title>
    <meta:initial-creator>Joel Tice</meta:initial-creator>
    <meta:creation-date>2006-08-19T19:38:00</meta:creation-date>
    <dc:creator>Joel Tice</dc:creator>
    <dc:date>2018-04-15T14:40:12.67</dc:date>
    <meta:editing-cycles>7</meta:editing-cycles>
    <meta:editing-duration>PT9H16M</meta:editing-duration>
    <meta:document-statistic meta:table-count="0" meta:image-count="0" meta:object-count="0" meta:page-count="1" meta:paragraph-count="16" meta:word-count="841" meta:character-count="4424"/>
    <meta:generator>OpenOffice/4.1.3$Win32 OpenOffice.org_project/413m1$Build-9783</meta:generator>
  </office:meta>
</office:document-meta>
</file>